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3b09" officeooo:paragraph-rsid="00043b0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3b09" officeooo:paragraph-rsid="00043b0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3b09" officeooo:paragraph-rsid="00043b0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4e8d8" officeooo:paragraph-rsid="0004e8d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e8d8" officeooo:paragraph-rsid="0004e8d8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4e8d8"/>
    </style:style>
    <style:style style:name="P7" style:family="paragraph" style:parent-style-name="Standard">
      <style:paragraph-properties fo:text-align="start" style:justify-single-word="false"/>
      <style:text-properties officeooo:rsid="0004e8d8" officeooo:paragraph-rsid="0004e8d8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style:text-underline-style="solid" style:text-underline-width="auto" style:text-underline-color="font-color" fo:font-weight="normal" officeooo:rsid="000537c3" officeooo:paragraph-rsid="000537c3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11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  <style:text-properties fo:font-variant="normal" fo:text-transform="none" fo:color="#000000" style:font-name="Ubuntu Mono" fo:font-size="10.3999996185303pt" fo:letter-spacing="normal" fo:font-style="normal" style:text-underline-style="solid" style:text-underline-width="auto" style:text-underline-color="font-color" fo:font-weight="normal"/>
    </style:style>
    <style:style style:name="P12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3b09" officeooo:paragraph-rsid="00043b09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43b09" officeooo:paragraph-rsid="00043b09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43b09" officeooo:paragraph-rsid="00043b09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43b09" officeooo:paragraph-rsid="00043b0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e8d8" officeooo:paragraph-rsid="0004e8d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37c3" officeooo:paragraph-rsid="000537c3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3b09" officeooo:paragraph-rsid="00043b0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e8d8" officeooo:paragraph-rsid="0004e8d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04e8d8" officeooo:paragraph-rsid="0004e8d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e8d8"/>
    </style:style>
    <style:style style:name="T3" style:family="text">
      <style:text-properties style:text-underline-style="none" fo:font-weight="bold" officeooo:rsid="0004e8d8" style:font-weight-asian="bold" style:font-weight-complex="bold"/>
    </style:style>
    <style:style style:name="T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04e8d8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style:text-underline-style="solid" style:text-underline-width="auto" style:text-underline-color="font-color" fo:font-weight="bold" officeooo:rsid="0004e8d8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04e8d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Ubuntu Mono" fo:font-size="10.3999996185303pt" fo:font-style="normal" fo:font-weight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well object</text:p>
      <text:p text:style-name="P2"><text:span text:style-name="T12">Objective</text:span>:<text:span text:style-name="T1"> Review what are contained in a well object and document several functions needed for fitting data. </text:span><text:span text:style-name="T2">Specifically, these attributes are in </text:span><text:span text:style-name="T3">class.well.R</text:span><text:span text:style-name="T2"> </text:span></text:p>
      <text:p text:style-name="P13"/>
      <text:p text:style-name="P17">Creating a new well object in R only requires Time and OD vectors, <text:s/>which will fill slot “screen.data”.</text:p>
      <text:p text:style-name="P13"/>
      <text:p text:style-name="P3"><text:span text:style-name="T11">I/ </text:span>List of well's attributes:</text:p>
      <text:list xml:id="list8635572883936808747" text:style-name="L1">
        <text:list-item>
          <text:p text:style-name="P14">position - 3-member vector containing identifying information for the well: row (letters), column (numbers) and plate ID. </text:p>
        </text:list-item>
        <text:list-item>
          <text:p text:style-name="P14">well.info - a list containing strain and media names if provided.</text:p>
        </text:list-item>
        <text:list-item>
          <text:p text:style-name="P14">screen.data - a data frame with Time and raw OD values. This is the only slot that is filled upon creation of a well object. As different functions are run on the well the data frame gets filled with additional columns. </text:p>
        </text:list-item>
        <text:list-item>
          <text:p text:style-name="P14">use.log - a single logical value denoting whether to return log-transformed values when data is requested from the well.</text:p>
        </text:list-item>
        <text:list-item>
          <text:p text:style-name="P19"><text:span text:style-name="T1">norm - a value to subtract from all OD values before returning data, </text:span><text:span text:style-name="T2">f</text:span><text:span text:style-name="T1">illed by &lt;normalize.ODs&gt; (see normalize.and.transform.R)</text:span></text:p>
        </text:list-item>
        <text:list-item>
          <text:p text:style-name="P14">curve.par - a list of parameters that denote whether the well is empty, whether it contains ODs indicating a viable culture, whether it tanks at a certain timepoint. <text:s/></text:p>
        </text:list-item>
      </text:list>
      <text:p text:style-name="P13"/>
      <text:p text:style-name="P13">If model fitting using &lt;fit.model&gt; is successful:</text:p>
      <text:list xml:id="list4324320459820664212" text:style-name="L2">
        <text:list-item>
          <text:p text:style-name="P15">fit.par - will be a list containing the fitted model parameters</text:p>
        </text:list-item>
        <text:list-item>
          <text:p text:style-name="P15">equation - will contain an expression for evaluating the successfully fitted model </text:p>
        </text:list-item>
        <text:list-item>
          <text:p text:style-name="P15">model.name - will contain the name of the successfully fit model</text:p>
        </text:list-item>
      </text:list>
      <text:p text:style-name="P2"/>
      <text:list xml:id="list6648524216894928926" text:style-name="L3">
        <text:list-item>
          <text:p text:style-name="P16">fit.info - a message with info about whether the fit was successful, failed, or skipped. </text:p>
        </text:list-item>
        <text:list-item>
          <text:p text:style-name="P16">add.info - a message with info about whether jumps in OD were detected or removed, or if ODs were detected below the blank OD. <text:s/></text:p>
        </text:list-item>
      </text:list>
      <text:p text:style-name="P13"/>
      <text:p text:style-name="P18">An example of content of a single plate with no layout well object;</text:p>
      <text:p text:style-name="P18"/>
      <text:p text:style-name="P8">Slot "position":</text:p>
      <text:p text:style-name="P9"><text:s text:c="33"/><text:span text:style-name="T13">plate <text:s text:c="35"/>row <text:s text:c="35"/>col </text:span></text:p>
      <text:p text:style-name="P10">"single - YPDAFEXglucoseTests_2-25-10" <text:s text:c="35"/>"H" <text:s text:c="34"/>"12" </text:p>
      <text:p text:style-name="P12"/>
      <text:p text:style-name="P11">Slot "well.info":</text:p>
      <text:p text:style-name="P10">$Strain</text:p>
      <text:p text:style-name="P10">[1] Unknown Strain</text:p>
      <text:p text:style-name="P10">Levels: Unknown Strain</text:p>
      <text:p text:style-name="P12"/>
      <text:p text:style-name="P10">$Media</text:p>
      <text:p text:style-name="P10">[1] Unknown Media</text:p>
      <text:p text:style-name="P10">Levels: Unknown Media</text:p>
      <text:p text:style-name="P12"/>
      <text:p text:style-name="P12"/>
      <text:p text:style-name="P11">Slot "screen.data":</text:p>
      <text:p text:style-name="P9"><text:s text:c="5"/><text:span text:style-name="T13">Time <text:s text:c="4"/>OD</text:span></text:p>
      <text:p text:style-name="P10">1 <text:s text:c="5"/>-1 0.0572</text:p>
      <text:p text:style-name="P10"><text:soft-page-break/>2 <text:s text:c="6"/>0 0.0577</text:p>
      <text:p text:style-name="P10">3 <text:s text:c="4"/>640 0.0573</text:p>
      <text:p text:style-name="P10">4 <text:s text:c="3"/>1280 0.0577</text:p>
      <text:p text:style-name="P10">5 <text:s text:c="3"/>1921 0.0575</text:p>
      <text:p text:style-name="P10">6 <text:s text:c="3"/>2561 0.0573</text:p>
      <text:p text:style-name="P10">7 <text:s text:c="3"/>3201 0.0572</text:p>
      <text:p text:style-name="P10">8 <text:s text:c="3"/>3841 0.0574</text:p>
      <text:p text:style-name="P10">9 <text:s text:c="3"/>4482 0.0581</text:p>
      <text:p text:style-name="P10">10 <text:s text:c="2"/>5122 0.0593</text:p>
      <text:p text:style-name="P10">11 <text:s text:c="2"/>5762 0.0583</text:p>
      <text:p text:style-name="P10">12 <text:s text:c="2"/>6402 0.0584</text:p>
      <text:p text:style-name="P10">13 <text:s text:c="2"/>7042 0.0577</text:p>
      <text:p text:style-name="P10">14 <text:s text:c="2"/>7683 0.0573</text:p>
      <text:p text:style-name="P10">15 <text:s text:c="2"/>8323 0.0574</text:p>
      <text:p text:style-name="P10">16 <text:s text:c="2"/>8963 0.0572</text:p>
      <text:p text:style-name="P10">17 <text:s text:c="2"/>9603 0.0574</text:p>
      <text:p text:style-name="P10">18 <text:s/>10243 0.0577</text:p>
      <text:p text:style-name="P10">19 <text:s/>10884 0.0574</text:p>
      <text:p text:style-name="P10">20 <text:s/>11527 0.0578</text:p>
      <text:p text:style-name="P10">21 <text:s/>12167 0.0577</text:p>
      <text:p text:style-name="P10">22 <text:s/>12807 0.0571</text:p>
      <text:p text:style-name="P10">23 <text:s/>13447 0.0571</text:p>
      <text:p text:style-name="P10">24 <text:s/>14088 0.0586</text:p>
      <text:p text:style-name="P10">25 <text:s/>14728 0.0574</text:p>
      <text:p text:style-name="P10">26 <text:s/>15368 0.0584</text:p>
      <text:p text:style-name="P10">27 <text:s/>16008 0.0573</text:p>
      <text:p text:style-name="P10">28 <text:s/>16648 0.0570</text:p>
      <text:p text:style-name="P10">29 <text:s/>17289 0.0575</text:p>
      <text:p text:style-name="P10">30 <text:s/>17929 0.0568</text:p>
      <text:p text:style-name="P10">31 <text:s/>18569 0.0575</text:p>
      <text:p text:style-name="P10">32 <text:s/>19209 0.0576</text:p>
      <text:p text:style-name="P10">33 <text:s/>19850 0.0574</text:p>
      <text:p text:style-name="P10">34 <text:s/>20490 0.0588</text:p>
      <text:p text:style-name="P10">35 <text:s/>21130 0.0572</text:p>
      <text:p text:style-name="P10">36 <text:s/>21770 0.0575</text:p>
      <text:p text:style-name="P10">37 <text:s/>22410 0.0575</text:p>
      <text:p text:style-name="P10">38 <text:s/>23051 0.0574</text:p>
      <text:p text:style-name="P10">39 <text:s/>23691 0.0575</text:p>
      <text:p text:style-name="P10">40 <text:s/>24331 0.0574</text:p>
      <text:p text:style-name="P10">41 <text:s/>24971 0.0576</text:p>
      <text:p text:style-name="P10">42 <text:s/>25612 0.0574</text:p>
      <text:p text:style-name="P10">43 <text:s/>26252 0.0581</text:p>
      <text:p text:style-name="P10">44 <text:s/>26892 0.0580</text:p>
      <text:p text:style-name="P10">45 <text:s/>27532 0.0579</text:p>
      <text:p text:style-name="P10">46 <text:s/>28172 0.0575</text:p>
      <text:p text:style-name="P10">47 <text:s/>28813 0.0579</text:p>
      <text:p text:style-name="P10">48 <text:s/>29453 0.0575</text:p>
      <text:p text:style-name="P10">49 <text:s/>30093 0.0573</text:p>
      <text:p text:style-name="P10">50 <text:s/>30733 0.0580</text:p>
      <text:p text:style-name="P10">51 <text:s/>31373 0.0589</text:p>
      <text:p text:style-name="P10">52 <text:s/>32014 0.0571</text:p>
      <text:p text:style-name="P10">53 <text:s/>32654 0.0574</text:p>
      <text:p text:style-name="P10">54 <text:s/>33294 0.0580</text:p>
      <text:p text:style-name="P10">55 <text:s/>33934 0.0573</text:p>
      <text:p text:style-name="P10">56 <text:s/>34575 0.0574</text:p>
      <text:p text:style-name="P10">57 <text:s/>35215 0.0577</text:p>
      <text:p text:style-name="P10"><text:soft-page-break/>58 <text:s/>35855 0.0578</text:p>
      <text:p text:style-name="P10">59 <text:s/>36495 0.0574</text:p>
      <text:p text:style-name="P10">60 <text:s/>37135 0.0573</text:p>
      <text:p text:style-name="P10">61 <text:s/>37776 0.0578</text:p>
      <text:p text:style-name="P10">62 <text:s/>38417 0.0572</text:p>
      <text:p text:style-name="P10">63 <text:s/>39058 0.0576</text:p>
      <text:p text:style-name="P10">64 <text:s/>39698 0.0572</text:p>
      <text:p text:style-name="P10">65 <text:s/>40338 0.0593</text:p>
      <text:p text:style-name="P10">66 <text:s/>40978 0.0573</text:p>
      <text:p text:style-name="P10">67 <text:s/>41619 0.0574</text:p>
      <text:p text:style-name="P10">68 <text:s/>42259 0.0575</text:p>
      <text:p text:style-name="P10">69 <text:s/>42899 0.0576</text:p>
      <text:p text:style-name="P10">70 <text:s/>43539 0.0577</text:p>
      <text:p text:style-name="P10">71 <text:s/>44179 0.0584</text:p>
      <text:p text:style-name="P10">72 <text:s/>44820 0.0578</text:p>
      <text:p text:style-name="P10">73 <text:s/>45460 0.0575</text:p>
      <text:p text:style-name="P10">74 <text:s/>46100 0.0573</text:p>
      <text:p text:style-name="P10">75 <text:s/>46740 0.0574</text:p>
      <text:p text:style-name="P10">76 <text:s/>47380 0.0571</text:p>
      <text:p text:style-name="P10">77 <text:s/>48021 0.0575</text:p>
      <text:p text:style-name="P10">78 <text:s/>48661 0.0572</text:p>
      <text:p text:style-name="P10">79 <text:s/>49301 0.0575</text:p>
      <text:p text:style-name="P10">80 <text:s/>49941 0.0577</text:p>
      <text:p text:style-name="P10">81 <text:s/>50582 0.0580</text:p>
      <text:p text:style-name="P10">82 <text:s/>51222 0.0577</text:p>
      <text:p text:style-name="P10">83 <text:s/>51862 0.0572</text:p>
      <text:p text:style-name="P10">84 <text:s/>52502 0.0575</text:p>
      <text:p text:style-name="P10">85 <text:s/>53142 0.0572</text:p>
      <text:p text:style-name="P10">86 <text:s/>53783 0.0579</text:p>
      <text:p text:style-name="P10">87 <text:s/>54423 0.0572</text:p>
      <text:p text:style-name="P10">88 <text:s/>55063 0.0580</text:p>
      <text:p text:style-name="P10">89 <text:s/>55706 0.0580</text:p>
      <text:p text:style-name="P10">90 <text:s/>56346 0.0577</text:p>
      <text:p text:style-name="P10">91 <text:s/>56987 0.0580</text:p>
      <text:p text:style-name="P10">92 <text:s/>57627 0.0579</text:p>
      <text:p text:style-name="P10">93 <text:s/>58267 0.0573</text:p>
      <text:p text:style-name="P10">94 <text:s/>58907 0.0571</text:p>
      <text:p text:style-name="P10">95 <text:s/>59547 0.0578</text:p>
      <text:p text:style-name="P10">96 <text:s/>60188 0.0573</text:p>
      <text:p text:style-name="P10">97 <text:s/>60828 0.0571</text:p>
      <text:p text:style-name="P10">98 <text:s/>61468 0.0575</text:p>
      <text:p text:style-name="P10">99 <text:s/>62108 0.0570</text:p>
      <text:p text:style-name="P10">100 62749 0.0573</text:p>
      <text:p text:style-name="P10">101 63389 0.0571</text:p>
      <text:p text:style-name="P10">102 64029 0.0577</text:p>
      <text:p text:style-name="P10">103 64669 0.0574</text:p>
      <text:p text:style-name="P10">104 65309 0.0576</text:p>
      <text:p text:style-name="P10">105 65950 0.0574</text:p>
      <text:p text:style-name="P10">106 66590 0.0582</text:p>
      <text:p text:style-name="P10">107 67230 0.0579</text:p>
      <text:p text:style-name="P10">108 67870 0.0575</text:p>
      <text:p text:style-name="P10">109 68510 0.0574</text:p>
      <text:p text:style-name="P10">110 69154 0.0574</text:p>
      <text:p text:style-name="P10">111 69794 0.0586</text:p>
      <text:p text:style-name="P10">112 70434 0.0580</text:p>
      <text:p text:style-name="P10">113 71074 0.0572</text:p>
      <text:p text:style-name="P10"><text:soft-page-break/>114 71714 0.0573</text:p>
      <text:p text:style-name="P10">115 72355 0.0578</text:p>
      <text:p text:style-name="P10">116 72995 0.0577</text:p>
      <text:p text:style-name="P10">117 73635 0.0580</text:p>
      <text:p text:style-name="P10">118 74275 0.0582</text:p>
      <text:p text:style-name="P10">119 74915 0.0586</text:p>
      <text:p text:style-name="P10">120 75556 0.0574</text:p>
      <text:p text:style-name="P10">121 76196 0.0573</text:p>
      <text:p text:style-name="P10">122 76836 0.0576</text:p>
      <text:p text:style-name="P10">123 77476 0.0578</text:p>
      <text:p text:style-name="P10">124 78117 0.0581</text:p>
      <text:p text:style-name="P10">125 78757 0.0574</text:p>
      <text:p text:style-name="P10">126 79397 0.0571</text:p>
      <text:p text:style-name="P10">127 80037 0.0577</text:p>
      <text:p text:style-name="P10">128 80677 0.0573</text:p>
      <text:p text:style-name="P10">129 81318 0.0574</text:p>
      <text:p text:style-name="P10">130 81958 0.0570</text:p>
      <text:p text:style-name="P10">131 82598 0.0577</text:p>
      <text:p text:style-name="P10">132 83238 0.0581</text:p>
      <text:p text:style-name="P10">133 83879 0.0577</text:p>
      <text:p text:style-name="P10">134 84519 0.0569</text:p>
      <text:p text:style-name="P10">135 85159 0.0580</text:p>
      <text:p text:style-name="P10">136 85799 0.0576</text:p>
      <text:p text:style-name="P12"/>
      <text:p text:style-name="P11">Slot "use.log":</text:p>
      <text:p text:style-name="P10">logical(0)</text:p>
      <text:p text:style-name="P12"/>
      <text:p text:style-name="P11">Slot "norm":</text:p>
      <text:p text:style-name="P10">numeric(0)</text:p>
      <text:p text:style-name="P12"/>
      <text:p text:style-name="P11">Slot "curve.par":</text:p>
      <text:p text:style-name="P10">$empty.well</text:p>
      <text:p text:style-name="P10">[1] FALSE</text:p>
      <text:p text:style-name="P12"/>
      <text:p text:style-name="P12"/>
      <text:p text:style-name="P11">Slot "fit.par":</text:p>
      <text:p text:style-name="P10">list()</text:p>
      <text:p text:style-name="P12"/>
      <text:p text:style-name="P11">Slot "equation":</text:p>
      <text:p text:style-name="P10">expression()</text:p>
      <text:p text:style-name="P12"/>
      <text:p text:style-name="P11">Slot "model.name":</text:p>
      <text:p text:style-name="P10">character(0)</text:p>
      <text:p text:style-name="P12"/>
      <text:p text:style-name="P11">Slot "fit.info":</text:p>
      <text:p text:style-name="P10">character(0)</text:p>
      <text:p text:style-name="P12"/>
      <text:p text:style-name="P11">Slot "add.info":</text:p>
      <text:p text:style-name="P10">character(0)</text:p>
      <text:p text:style-name="P18"/>
      <text:p text:style-name="P13"/>
      <text:p text:style-name="P4">II/ Some misc functions to extract and transform information from well objects. </text:p>
      <text:p text:style-name="P4"/>
      <text:p text:style-name="P5">(This list only contains functions that take part in the procedure of fitting, finding goodness, and finding the reached plateau.)</text:p>
      <text:p text:style-name="P5"><text:soft-page-break/></text:p>
      <text:p text:style-name="P6"><text:span text:style-name="T5"><text:tab/></text:span><text:span text:style-name="T9">data.from</text:span><text:span text:style-name="T5">: Receives a well object and 4 logical values: &lt;remove&gt;, &lt;remove.tanking&gt;, &lt;raw.data&gt;, and &lt;na.rm&gt;. </text:span></text:p>
      <text:p text:style-name="P5"><text:tab/>By default it returns a two-column data frame with time and OD (or log OD if the &lt;use.log&gt; slot is true in the object), after normalization to the value specified in &lt;norm&gt; slot. <text:s text:c="3"/></text:p>
      <text:list xml:id="list7757575954917694598" text:style-name="L4">
        <text:list-item>
          <text:list>
            <text:list-item>
              <text:p text:style-name="P21">With &lt;remove&gt; set to true the rows specified in the &lt;remove&gt; column of the &lt;screen.data&gt; slot are not returned. </text:p>
            </text:list-item>
            <text:list-item>
              <text:p text:style-name="P21"><text:s/>With &lt;remove.tanking&gt; set to true all the rows after the &lt;tanking.start&gt; index are removed. </text:p>
            </text:list-item>
            <text:list-item>
              <text:p text:style-name="P21"><text:s/>Setting &lt;raw.data&gt; to true overrides all these settings and just returns 2 columns with Time and Raw OD.</text:p>
            </text:list-item>
          </text:list>
        </text:list-item>
      </text:list>
      <text:p text:style-name="P5"/>
      <text:p text:style-name="P7"><text:span text:style-name="T4"><text:tab/></text:span><text:span text:style-name="T7">s</text:span><text:span text:style-name="T8">lopes</text:span><text:span text:style-name="T6">: </text:span><text:span text:style-name="T4">Receives a well object and 3 logical values: &lt;remove&gt;, &lt;remove.tanking&gt;, and &lt;na.rm&gt;.</text:span></text:p>
      <text:p text:style-name="P7"><text:span text:style-name="T4"><text:tab/>This function acts much like </text:span><text:span text:style-name="T10">&lt;data.from&gt; </text:span><text:span text:style-name="T4">but gives a single vector containing the slope at each point. It also has a parameter allowing removal of NA values.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5-27T14:16:00.145181828</meta:creation-date>
    <dc:date>2014-05-30T16:12:56.218296487</dc:date>
    <dc:creator>Minh </dc:creator>
    <meta:editing-duration>PT11M15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5" meta:paragraph-count="192" meta:word-count="925" meta:character-count="5553" meta:non-whitespace-character-count="4494"/>
  </office:meta>
</office:document-meta>
</file>